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e6e5a" officeooo:paragraph-rsid="000e6e5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e6e5a" officeooo:paragraph-rsid="000e6e5a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6e5a" officeooo:paragraph-rsid="000e6e5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6e5a" officeooo:paragraph-rsid="000e6e5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e6e5a" officeooo:paragraph-rsid="00118aad" style:font-size-asian="12pt" style:font-size-complex="12pt"/>
    </style:style>
    <style:style style:name="T1" style:family="text">
      <style:text-properties officeooo:rsid="0010ada5"/>
    </style:style>
    <style:style style:name="T2" style:family="text">
      <style:text-properties officeooo:rsid="00118a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rch Exercise</text:p>
      <text:p text:style-name="P1"/>
      <text:p text:style-name="P2">AWS API Gateway Rest/HTTP - </text:p>
      <text:p text:style-name="P3"/>
      <text:p text:style-name="P3">AWS API Gateway is a service that allows you to create, publish <text:span text:style-name="T1">and manage</text:span> API for your <text:span text:style-name="T1">services</text:span> <text:span text:style-name="T1">in REST or HTTP.</text:span></text:p>
      <text:p text:style-name="P5">It provides <text:span text:style-name="T2">easy integration with AWS lamnda and offers f</text:span>eatures such as authentication, authorization, <text:span text:style-name="T1">throtteling, </text:span><text:span text:style-name="T2">caching, SDK and</text:span><text:span text:style-name="T1"> API documentation generation.</text:span></text:p>
      <text:p text:style-name="P5"><text:span text:style-name="T2">O</text:span><text:span text:style-name="T1">n the other hand setup can be complex and higher cost </text:span><text:span text:style-name="T2">when using advanced features extensively.</text:span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07:51.208713143</meta:creation-date>
    <dc:date>2023-08-23T11:49:52.790908096</dc:date>
    <meta:editing-duration>PT10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66" meta:character-count="417" meta:non-whitespace-character-count="355"/>
  </office:meta>
</office:document-meta>
</file>